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liberation Serif" svg:font-family="'liberation Serif'" style:font-family-generic="roman"/>
  </office:font-face-decls>
  <office:automatic-styles>
    <style:style style:name="P1" style:family="paragraph" style:parent-style-name="Text_20_body">
      <style:text-properties style:font-name="liberation Serif" officeooo:rsid="001e14ef" officeooo:paragraph-rsid="001e14ef"/>
    </style:style>
    <style:style style:name="P2" style:family="paragraph" style:parent-style-name="Text_20_body" style:list-style-name="L1">
      <style:text-properties style:font-name="liberation Serif" officeooo:rsid="001e14ef"/>
    </style:style>
    <style:style style:name="P3" style:family="paragraph" style:parent-style-name="Heading_20_3">
      <style:text-properties style:font-name="liberation Serif" officeooo:rsid="001e14ef"/>
    </style:style>
    <style:style style:name="P4" style:family="paragraph" style:parent-style-name="Text_20_body" style:list-style-name="L2">
      <style:text-properties style:font-name="liberation Serif" officeooo:rsid="001e14ef"/>
    </style:style>
    <style:style style:name="P5" style:family="paragraph" style:parent-style-name="Text_20_body">
      <style:text-properties style:font-name="liberation Serif" officeooo:rsid="001e14ef"/>
    </style:style>
    <style:style style:name="P6" style:family="paragraph" style:parent-style-name="Text_20_body" style:list-style-name="L3">
      <style:text-properties style:font-name="liberation Serif" officeooo:rsid="001e14ef"/>
    </style:style>
    <style:style style:name="P7" style:family="paragraph" style:parent-style-name="Text_20_body" style:list-style-name="L4">
      <style:text-properties style:font-name="liberation Serif" officeooo:rsid="001e14ef"/>
    </style:style>
    <style:style style:name="P8" style:family="paragraph" style:parent-style-name="Text_20_body" style:list-style-name="L5">
      <style:text-properties style:font-name="liberation Serif" officeooo:rsid="001e14ef"/>
    </style:style>
    <style:style style:name="P9" style:family="paragraph" style:parent-style-name="Text_20_body" style:list-style-name="L6">
      <style:text-properties style:font-name="liberation Serif" officeooo:rsid="001e14ef"/>
    </style:style>
    <style:style style:name="P10" style:family="paragraph" style:parent-style-name="Standard">
      <style:text-properties style:font-name="liberation Serif" officeooo:rsid="001e14ef" officeooo:paragraph-rsid="001e14e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Møtereferat</text:span><text:line-break/><text:span text:style-name="Strong_20_Emphasis">Dato:</text:span> 28. mars 2025<text:line-break/><text:span text:style-name="Strong_20_Emphasis">Tid:</text:span> 10:00 – 11:00<text:line-break/><text:span text:style-name="Strong_20_Emphasis">Sted:</text:span> Møterom Alfa, IT-Consult AS<text:line-break/><text:span text:style-name="Strong_20_Emphasis">Tilstede:</text:span></text:p>
      <text:list text:style-name="L1">
        <text:list-item>
          <text:p text:style-name="P2">Maria Hansen (Daglig leder)</text:p>
        </text:list-item>
        <text:list-item>
          <text:p text:style-name="P2">Erik Johansen (IT-konsulent)</text:p>
        </text:list-item>
        <text:list-item>
          <text:p text:style-name="P2">Sara Lindberg (Systemutvikler)</text:p>
        </text:list-item>
        <text:list-item>
          <text:p text:style-name="P2">Lars Pettersen (Driftstekniker)</text:p>
        </text:list-item>
        <text:list-item>
          <text:p text:style-name="P2">Camilla Nilsen (Prosjektleder)</text:p>
        </text:list-item>
      </text:list>
      <text:h text:style-name="P3" text:outline-level="3"><text:span text:style-name="Strong_20_Emphasis"/></text:h>
      <text:h text:style-name="P3" text:outline-level="3"><text:span text:style-name="Strong_20_Emphasis">1. Innkalling og godkjenning av forrige møtereferat</text:span></text:h>
      <text:list text:style-name="L2">
        <text:list-item>
          <text:p text:style-name="P4">Møtet ble innkalt via e-post den 25. mars 2025 av Maria Hansen. Ingen innvendinger mot innkallingen.</text:p>
        </text:list-item>
        <text:list-item>
          <text:p text:style-name="P4">Forrige møtereferat fra 14. mars 2025 ble gjennomgått og godkjent uten innsigelser.</text:p>
        </text:list-item>
      </text:list>
      <text:p text:style-name="P5"/>
      <text:h text:style-name="P3" text:outline-level="3"><text:span text:style-name="Strong_20_Emphasis">2. Statusoppdatering fra teamet</text:span></text:h>
      <text:list text:style-name="L3">
        <text:list-item>
          <text:p text:style-name="P6"><text:span text:style-name="Strong_20_Emphasis">Maria Hansen:</text:span> Kort oppsummering av forrige møte. Minner om viktigheten av å loggføre arbeidsoppgaver.</text:p>
        </text:list-item>
        <text:list-item>
          <text:p text:style-name="P6"><text:span text:style-name="Strong_20_Emphasis">Erik Johansen:</text:span> Har fullført implementering av ny brannmur. Oppdaget noen mindre konfigurasjonsutfordringer, men disse er løst.</text:p>
        </text:list-item>
        <text:list-item>
          <text:p text:style-name="P6"><text:span text:style-name="Strong_20_Emphasis">Sara Lindberg:</text:span> Backend for kundeportal er 80 % ferdig. Trenger mer tid på API-integrasjon.</text:p>
        </text:list-item>
        <text:list-item>
          <text:p text:style-name="P6"><text:span text:style-name="Strong_20_Emphasis">Lars Pettersen:</text:span> Problemer med en av serverne grunnet diskfeil. Ny SSD er bestilt og installasjon planlegges til fredag.</text:p>
        </text:list-item>
        <text:list-item>
          <text:p text:style-name="P6"><text:span text:style-name="Strong_20_Emphasis">Camilla Nilsen:</text:span> Pågående prosjekt med ny kunde går etter planen. Første milepæl er nådd, og kunden er fornøyd.</text:p>
        </text:list-item>
      </text:list>
      <text:h text:style-name="P3" text:outline-level="3"><text:soft-page-break/><text:span text:style-name="Strong_20_Emphasis">3. Sikkerhetsoppdateringer</text:span></text:h>
      <text:list text:style-name="L4">
        <text:list-item>
          <text:p text:style-name="P7">IT-sikkerhet skal være et fast punkt på agendaen.</text:p>
        </text:list-item>
        <text:list-item>
          <text:p text:style-name="P7">Erik har gjennomført en risikovurdering og foreslår to-faktorautentisering (2FA) på alle interne systemer.</text:p>
        </text:list-item>
        <text:list-item>
          <text:p text:style-name="P7">Lars tester en ny løsning for automatisk sikkerhetsoppdatering av servere.</text:p>
        </text:list-item>
      </text:list>
      <text:h text:style-name="P3" text:outline-level="3"><text:span text:style-name="Strong_20_Emphasis"/></text:h>
      <text:h text:style-name="P3" text:outline-level="3"><text:span text:style-name="Strong_20_Emphasis">4. Eventuelle saker</text:span></text:h>
      <text:list text:style-name="L5">
        <text:list-item>
          <text:p text:style-name="P8"><text:span text:style-name="Strong_20_Emphasis">Sara Lindberg:</text:span> Ønsker avklaring rundt kodegjennomgangsprosessene. Foreslår ukentlige interne revisjoner.</text:p>
        </text:list-item>
        <text:list-item>
          <text:p text:style-name="P8"><text:span text:style-name="Strong_20_Emphasis">Camilla Nilsen:</text:span> Spør om muligheten for et kompetansehevingskurs i cloud-løsninger. Maria undersøker budsjettmuligheter.</text:p>
        </text:list-item>
        <text:list-item>
          <text:p text:style-name="P8"><text:span text:style-name="Strong_20_Emphasis">Lars Pettersen:</text:span> Informerer om at IT-lageret begynner å bli fullt og foreslår en gjennomgang av utstyr for mulig utrangering.</text:p>
        </text:list-item>
      </text:list>
      <text:h text:style-name="P3" text:outline-level="3"><text:span text:style-name="Strong_20_Emphasis"/></text:h>
      <text:h text:style-name="P3" text:outline-level="3"><text:span text:style-name="Strong_20_Emphasis">5. Planlegging av neste møte</text:span></text:h>
      <text:list text:style-name="L6">
        <text:list-item>
          <text:p text:style-name="P9">Neste møte avholdes 11. april 2025 kl. 10:00 i Møterom Alfa.</text:p>
        </text:list-item>
        <text:list-item>
          <text:p text:style-name="P9">Camilla sender ut innkalling senest én uke i forveien.</text:p>
        </text:list-item>
      </text:list>
      <text:p text:style-name="P5"><text:span text:style-name="Strong_20_Emphasis">Møtet ble avsluttet kl. 11:00.</text:span></text:p>
      <text:p text:style-name="P5"><text:span text:style-name="Strong_20_Emphasis">Referent:</text:span> Maria Hansen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liberation Serif" svg:font-family="'liberation Serif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DejaVu Serif" fo:font-family="'DejaVu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14:12:51.853747052</meta:creation-date>
    <dc:date>2025-03-28T14:23:14.851186777</dc:date>
    <meta:editing-duration>PT10M24S</meta:editing-duration>
    <meta:editing-cycles>1</meta:editing-cycles>
    <meta:document-statistic meta:table-count="0" meta:image-count="0" meta:object-count="0" meta:page-count="2" meta:paragraph-count="28" meta:word-count="280" meta:character-count="1886" meta:non-whitespace-character-count="1653"/>
    <meta:generator>LibreOffice/25.2.1.2$Linux_X86_64 LibreOffice_project/520$Build-2</meta:generator>
  </office:meta>
</office:document-meta>
</file>